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fo:color="#00ae00" style:font-name="Arial" fo:font-size="12pt" style:font-size-asian="12pt" style:font-size-complex="12pt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P7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2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language="pl" fo:country="PL" style:language-asian="zxx" style:country-asian="none" style:language-complex="zxx" style:country-complex="none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00ae00"/>
    </style:style>
    <style:style style:name="T4" style:family="text">
      <style:text-properties fo:color="#00ae00" style:font-name-asian="Courier New" style:font-name-complex="Courier New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-asian="Courier New" style:font-name-complex="Courier New"/>
    </style:style>
    <style:style style:name="T8" style:family="text">
      <style:text-properties fo:color="#557f5f"/>
    </style:style>
    <style:style style:name="T9" style:family="text">
      <style:text-properties fo:color="#0000c0"/>
    </style:style>
    <style:style style:name="T10" style:family="text">
      <style:text-properties fo:color="#0000c0" fo:font-style="italic" style:font-style-asian="italic" style:font-style-complex="italic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3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4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5" style:family="text">
      <style:text-properties fo:color="#008080"/>
    </style:style>
    <style:style style:name="T16" style:family="text">
      <style:text-properties fo:color="#3f7f7f"/>
    </style:style>
    <style:style style:name="T17" style:family="text">
      <style:text-properties fo:color="#896612"/>
    </style:style>
    <style:style style:name="T18" style:family="text">
      <style:text-properties fo:color="#808080"/>
    </style:style>
    <style:style style:name="T19" style:family="text">
      <style:text-properties fo:color="#7f007f"/>
    </style:style>
    <style:style style:name="T20" style:family="text">
      <style:text-properties fo:color="#2a00ff" fo:font-style="italic" style:font-style-asian="italic" style:font-style-complex="italic"/>
    </style:style>
    <style:style style:name="T21" style:family="text">
      <style:text-properties style:font-name-asian="Courier New" style:font-name-complex="Courier New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name-asian="Courier New" style:font-weight-asian="bold" style:font-name-complex="Courier New" style:font-weight-complex="bold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4">How to Build a Traditional Login Form</text:p>
      <text:p text:style-name="Standard"><text:span text:style-name="T2"><text:s/>(</text:span><text:a xlink:type="simple" xlink:href="http://symfony.com/doc/2.7/cookbook/security/form_login_setup.html"><text:span text:style-name="T2">http://symfony.com/doc/2.7/cookbook/security/form_login_setup.html</text:span></text:a><text:span text:style-name="T2">)</text:span></text:p>
      <text:p text:style-name="P1"/>
      <text:p text:style-name="P1">1. <text:span text:style-name="T1">Identyfikacja i autoryzacja użytkownika. Poniższa konfiguracja będzie zabezpieczać wszystkie adresy URL, które zaczynają się od /dashboard</text:span></text:p>
      <text:p text:style-name="P3">//blog/app/config/security.yml</text:p>
      <text:p text:style-name="P1"/>
      <text:p text:style-name="P5">Orginalny plik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/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 ~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main: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<text:a xlink:type="simple" xlink:href="http://symfony.com/doc/current/cookbook/security/form_login_setup.html">http://symfony.com/doc/current/cookbook/security/form_login_setup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Plik po modyfikacji: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</text:p>
      <text:p text:style-name="P6"><text:s text:c="4"/>encoders:</text:p>
      <text:p text:style-name="P6"><text:s text:c="8"/>Symfony\Component\Security\Core\User\User: plaintext</text:p>
      <text:p text:style-name="P6"/>
      <text:p text:style-name="P6"><text:s text:c="4"/>role_hierarchy:</text:p>
      <text:p text:style-name="P6"><text:s text:c="8"/>ROLE_ADMIN: <text:s text:c="6"/>ROLE_USER</text:p>
      <text:p text:style-name="P6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</text:p>
      <text:p text:style-name="P6"><text:s text:c="16"/>users:</text:p>
      <text:p text:style-name="P6"><text:s text:c="20"/>user: <text:s/>{ password: userpass, roles: [ 'ROLE_USER' ] }</text:p>
      <text:p text:style-name="P6"><text:s text:c="20"/>admin: { password: adminpass, roles: [ 'ROLE_ADMIN' ] }</text:p>
      <text:p text:style-name="P1"/>
      <text:p text:style-name="P1"><text:s text:c="4"/>firewalls: <text:s text:c="7"/>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9"><text:s text:c="8"/>main:</text:p>
      <text:p text:style-name="P9"><text:s text:c="12"/>anonymous: ~</text:p>
      <text:p text:style-name="P1"/>
      <text:p text:style-name="P6"><text:s text:c="8"/>login:</text:p>
      <text:p text:style-name="P6"><text:s text:c="12"/>pattern: <text:s/>^/dashboard/admin_login$</text:p>
      <text:p text:style-name="P6"><text:s text:c="12"/>security: false</text:p>
      <text:p text:style-name="P6"/>
      <text:p text:style-name="P6"><text:s text:c="8"/>secured_area:</text:p>
      <text:p text:style-name="P6"><text:s text:c="12"/>pattern: <text:s text:c="3"/>^/</text:p>
      <text:p text:style-name="P6"><text:s text:c="12"/>form_login:</text:p>
      <text:p text:style-name="P6"><text:s text:c="16"/>#check_path: /dashboard/admin_login_check</text:p>
      <text:p text:style-name="P6"><text:s text:c="16"/>#login_path: /dashboard/admin_login</text:p>
      <text:p text:style-name="P6"><text:s text:c="16"/>check_path: blog_admin_login_check</text:p>
      <text:p text:style-name="P6"><text:s text:c="16"/>login_path: blog_admin_login</text:p>
      <text:p text:style-name="P6"><text:s text:c="12"/>logout:</text:p>
      <text:p text:style-name="P6"><text:s text:c="16"/>#path: <text:s text:c="2"/>/dashboard/admin_logout</text:p>
      <text:p text:style-name="P6"><text:s text:c="16"/>#target: /dashboard</text:p>
      <text:p text:style-name="P6"><text:s text:c="16"/>path: <text:s text:c="2"/>blog_admin_logout</text:p>
      <text:p text:style-name="P6"><text:s text:c="16"/>target: blog_admin_homepage</text:p>
      <text:p text:style-name="P6"><text:s text:c="16"/>#target: blog_start #przekierowanie do strony głównej po wylogowaniu</text:p>
      <text:p text:style-name="P6"><text:s text:c="12"/>anonymous: ~</text:p>
      <text:p text:style-name="P1"><text:s text:c="12"/>#http_basic:</text:p>
      <text:p text:style-name="P1"><text:s text:c="12"/># <text:s text:c="3"/>realm: "Secured Demo Area"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9"/></text:p>
      <text:p text:style-name="P6"><text:s text:c="4"/>access_control:</text:p>
      <text:p text:style-name="P6"><text:s text:c="8"/># require ROLE_ADMIN for /admin*</text:p>
      <text:p text:style-name="P6"><text:s text:c="8"/>- { path: ^/dashboard, roles: ROLE_ADMIN }</text:p>
      <text:p text:style-name="P1"/>
      <text:p text:style-name="P1"/>
      <text:p text:style-name="P3"><text:soft-page-break/>2. Dodajemy routing na końcu pliku:</text:p>
      <text:p text:style-name="P22">//src\BlogAdminBundle\Resources\config\routing.yml</text:p>
      <text:p text:style-name="P7">…</text:p>
      <text:p text:style-name="P8">blog_admin_login:</text:p>
      <text:p text:style-name="P8"><text:s text:c="4"/>pattern: <text:s text:c="2"/>/admin_login</text:p>
      <text:p text:style-name="P8"><text:s text:c="4"/>defaults: <text:s/>{ _controller: BlogAdminBundle:Security:login }</text:p>
      <text:p text:style-name="P8"/>
      <text:p text:style-name="P8">blog_admin_login_check:</text:p>
      <text:p text:style-name="P8"><text:s text:c="4"/>pattern: <text:s text:c="2"/>/admin_login_check</text:p>
      <text:p text:style-name="P8"/>
      <text:p text:style-name="P8">blog_admin_logout:</text:p>
      <text:p text:style-name="P8"><text:s text:c="4"/>pattern: <text:s text:c="2"/>/admin_logout</text:p>
      <text:p text:style-name="P3"/>
      <text:p text:style-name="P3">3. Dodajemy kontroler</text:p>
      <text:p text:style-name="P22"><text:span text:style-name="T11">//src\BlogAdminBundle\Controller\</text:span><text:span text:style-name="T3">SecurityController.php </text:span></text:p>
      <text:p text:style-name="P3"/>
      <text:p text:style-name="P10">&lt;?php</text:p>
      <text:p text:style-name="P10"/>
      <text:p text:style-name="P10">namespace BlogAdminBundle\Controller;</text:p>
      <text:p text:style-name="P10"/>
      <text:p text:style-name="P10"/>
      <text:p text:style-name="P10">use Symfony\Bundle\FrameworkBundle\Controller\Controller;</text:p>
      <text:p text:style-name="P10">use Symfony\Component\HttpFoundation\Request;</text:p>
      <text:p text:style-name="P10"/>
      <text:p text:style-name="P10">class SecurityController extends Controller</text:p>
      <text:p text:style-name="P10">{</text:p>
      <text:p text:style-name="P10"><text:s text:c="4"/>public function loginAction()</text:p>
      <text:p text:style-name="P10"><text:s text:c="4"/>{</text:p>
      <text:p text:style-name="P10"><text:s text:c="8"/>$authenticationUtils = $this-&gt;get('security.authentication_utils');</text:p>
      <text:p text:style-name="P10"/>
      <text:p text:style-name="P10"><text:s text:c="8"/>// get the login error if there is one</text:p>
      <text:p text:style-name="P10"><text:s text:c="8"/>$error = $authenticationUtils-&gt;getLastAuthenticationError();</text:p>
      <text:p text:style-name="P10"/>
      <text:p text:style-name="P10"><text:s text:c="8"/>// last username entered by the user</text:p>
      <text:p text:style-name="P10"><text:s text:c="8"/>$lastUsername = $authenticationUtils-&gt;getLastUsername();</text:p>
      <text:p text:style-name="P10"/>
      <text:p text:style-name="P10"><text:s text:c="8"/>return $this-&gt;render('BlogAdminBundle:Security:login.html.twig',</text:p>
      <text:p text:style-name="P10"><text:s text:c="12"/>array(</text:p>
      <text:p text:style-name="P10"><text:s text:c="16"/>// last username entered by the user</text:p>
      <text:p text:style-name="P10"><text:s text:c="16"/>'last_username' =&gt; $lastUsername,</text:p>
      <text:p text:style-name="P10"><text:s text:c="16"/>'error' <text:s text:c="8"/>=&gt; $error,</text:p>
      <text:p text:style-name="P10"><text:s text:c="12"/>)</text:p>
      <text:p text:style-name="P10"><text:s text:c="8"/>);</text:p>
      <text:p text:style-name="P10"><text:s text:c="4"/>}</text:p>
      <text:p text:style-name="P10"/>
      <text:p text:style-name="P10"><text:s text:c="4"/>public function loginCheckAction()</text:p>
      <text:p text:style-name="P10"><text:s text:c="4"/>{</text:p>
      <text:p text:style-name="P10"><text:s text:c="8"/>// The security layer will intercept this request</text:p>
      <text:p text:style-name="P10"><text:s text:c="4"/>}</text:p>
      <text:p text:style-name="P10"/>
      <text:p text:style-name="P10"><text:s text:c="4"/>public function logoutAction()</text:p>
      <text:p text:style-name="P10"><text:s text:c="4"/>{</text:p>
      <text:p text:style-name="P10"><text:s text:c="8"/>// The security layer will intercept this request</text:p>
      <text:p text:style-name="P10"><text:s text:c="4"/>}</text:p>
      <text:p text:style-name="P10"><text:s text:c="4"/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4. Dodajemy formularz logowania</text:p>
      <text:p text:style-name="P22"><text:span text:style-name="T11">//src\BlogAdminBundle\Resources\views\</text:span><text:span text:style-name="T3">Security\login.html.twig </text:span></text:p>
      <text:p text:style-name="P3"><text:span text:style-name="T3"/></text:p>
      <text:p text:style-name="P7"/>
      <text:p text:style-name="P10"><text:span text:style-name="T15">{# app/Resources/views/security/login.html.twig #}</text:span></text:p>
      <text:p text:style-name="P10"><text:span text:style-name="T15">{# ... you will probably extends your base template, like base.html.twig #}</text:span></text:p>
      <text:p text:style-name="P10"><text:span text:style-name="T15"/></text:p>
      <text:p text:style-name="P10"><text:span text:style-name="T15">{% if error %}</text:span></text:p>
      <text:p text:style-name="P10"><text:span text:style-name="T15"><text:s text:c="4"/>&lt;div&gt;{{ error.messageKey|trans(error.messageData, 'security') }}&lt;/div&gt;</text:span></text:p>
      <text:p text:style-name="P10"><text:span text:style-name="T15">{% endif %}</text:span></text:p>
      <text:p text:style-name="P10"><text:span text:style-name="T15"/></text:p>
      <text:p text:style-name="P10"><text:span text:style-name="T15">&lt;form action="{{ path('blog_admin_login_check') }}" method="post"&gt;</text:span></text:p>
      <text:p text:style-name="P10"><text:span text:style-name="T15"><text:s text:c="4"/>&lt;label for="username"&gt;Username:&lt;/label&gt;</text:span></text:p>
      <text:p text:style-name="P10"><text:span text:style-name="T15"><text:s text:c="4"/>&lt;input type="text" id="username" name="_username" value="{{ last_username }}" /&gt;</text:span></text:p>
      <text:p text:style-name="P10"><text:span text:style-name="T15"/></text:p>
      <text:p text:style-name="P10"><text:span text:style-name="T15"><text:s text:c="4"/>&lt;label for="password"&gt;Password:&lt;/label&gt;</text:span></text:p>
      <text:p text:style-name="P10"><text:span text:style-name="T15"><text:s text:c="4"/>&lt;input type="password" id="password" name="_password" /&gt;</text:span></text:p>
      <text:p text:style-name="P10"><text:span text:style-name="T15"/></text:p>
      <text:p text:style-name="P10"><text:span text:style-name="T15"><text:s text:c="4"/>{#</text:span></text:p>
      <text:p text:style-name="P10"><text:span text:style-name="T15"><text:s text:c="8"/>If you want to control the URL the user</text:span></text:p>
      <text:p text:style-name="P10"><text:span text:style-name="T15"><text:s text:c="8"/>is redirected to on success (more details below)</text:span></text:p>
      <text:p text:style-name="P10"><text:span text:style-name="T15"><text:s text:c="8"/>&lt;input type="hidden" name="_target_path" value="/account" /&gt;</text:span></text:p>
      <text:p text:style-name="P10"><text:span text:style-name="T15"><text:s text:c="4"/>#}</text:span></text:p>
      <text:p text:style-name="P10"><text:span text:style-name="T15"/></text:p>
      <text:p text:style-name="P10"><text:span text:style-name="T15"><text:s text:c="4"/>&lt;button type="submit"&gt;login&lt;/button&gt;</text:span></text:p>
      <text:p text:style-name="P10"><text:span text:style-name="T15">&lt;/form&gt;</text:span></text:p>
      <text:p text:style-name="P15"><text:span text:style-name="T21"/></text:p>
      <text:p text:style-name="P15"><text:span text:style-name="T21">5. Dodajemy przycisk <text:s/>„</text:span><text:span text:style-name="T7">Log Out” oraz wyświetlamy nazwę zalogowanego użytkownika:</text:span></text:p>
      <text:p text:style-name="P23"><text:span text:style-name="T7">//blog\src\BlogAdminBundle\Resources\views\base.html.twig </text:span></text:p>
      <text:p text:style-name="P15"><text:span text:style-name="T7"/></text:p>
      <text:p text:style-name="P15"><text:span text:style-name="T7"><text:s text:c="28"/>&lt;li class="dropdown"&gt;</text:span></text:p>
      <text:p text:style-name="P15"><text:span text:style-name="T7"><text:s text:c="32"/>&lt;a href="#" class="dropdown-toggle" data-toggle="dropdown"&gt;&lt;i class="fa fa-user"&gt;&lt;/i&gt; John Smith </text:span><text:span text:style-name="T4">{{ app.user ? app.user.username : 'Anonymous' }}</text:span><text:span text:style-name="T7">&lt;b class="caret"&gt;&lt;/b&gt;&lt;/a&gt;</text:span></text:p>
      <text:p text:style-name="P15"><text:span text:style-name="T7"><text:s text:c="32"/>&lt;ul class="dropdown-menu"&gt;</text:span></text:p>
      <text:p text:style-name="P15"><text:span text:style-name="T7"><text:s text:c="36"/>&lt;li&gt;</text:span></text:p>
      <text:p text:style-name="P15"><text:span text:style-name="T7"><text:s text:c="40"/>&lt;a href="#"&gt;&lt;i class="fa fa-fw fa-user"&gt;&lt;/i&gt; Profile&lt;/a&gt;</text:span></text:p>
      <text:p text:style-name="P15"><text:span text:style-name="T7"><text:s text:c="36"/>&lt;/li&gt;</text:span></text:p>
      <text:p text:style-name="P15"><text:span text:style-name="T7"><text:s text:c="36"/>&lt;li&gt;</text:span></text:p>
      <text:p text:style-name="P15"><text:span text:style-name="T7"><text:s text:c="40"/>&lt;a href="#"&gt;&lt;i class="fa fa-fw fa-envelope"&gt;&lt;/i&gt; Inbox&lt;/a&gt;</text:span></text:p>
      <text:p text:style-name="P15"><text:span text:style-name="T7"><text:s text:c="36"/>&lt;/li&gt;</text:span></text:p>
      <text:p text:style-name="P15"><text:span text:style-name="T7"><text:s text:c="36"/>&lt;li&gt;</text:span></text:p>
      <text:p text:style-name="P15"><text:span text:style-name="T7"><text:s text:c="40"/>&lt;a href="#"&gt;&lt;i class="fa fa-fw fa-gear"&gt;&lt;/i&gt; Settings&lt;/a&gt;</text:span></text:p>
      <text:p text:style-name="P15"><text:span text:style-name="T7"><text:s text:c="36"/>&lt;/li&gt;</text:span></text:p>
      <text:p text:style-name="P15"><text:span text:style-name="T7"><text:s text:c="36"/>&lt;li class="divider"&gt;&lt;/li&gt;</text:span></text:p>
      <text:p text:style-name="P15"><text:span text:style-name="T7"><text:s text:c="36"/>&lt;li&gt;</text:span></text:p>
      <text:p text:style-name="P15"><text:span text:style-name="T7"><text:s text:c="40"/>&lt;a href="</text:span><text:span text:style-name="T4">{{ path('blog_admin_logout') }}</text:span><text:span text:style-name="T7">"&gt;&lt;i class="fa fa-fw fa-power-off"&gt;&lt;/i&gt; Log Out&lt;/a&gt;</text:span></text:p>
      <text:p text:style-name="P15"><text:span text:style-name="T7"><text:s text:c="36"/>&lt;/li&gt;</text:span></text:p>
      <text:p text:style-name="P15"><text:span text:style-name="T7"><text:s text:c="32"/>&lt;/ul&gt;</text:span></text:p>
      <text:p text:style-name="P15"><text:span text:style-name="T7"><text:s text:c="28"/>&lt;/li&gt;</text:span></text:p>
      <text:p text:style-name="P15"><text:span text:style-name="T7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oft-page-break/><text:span text:style-name="T12">6. Wyświetlanie przycisku „user” tylko dla użytkowników z '</text:span><text:span text:style-name="T13">ROLE_ADMIN</text:span><text:span text:style-name="T12">':</text:span></text:p>
      <text:p text:style-name="P20">(Przycisk jest niewidoczny, ale można wejść na strone jeśli ktoś zna ades url!)</text:p>
      <text:p text:style-name="P17"><text:span text:style-name="T6"><text:tab/><text:tab/> <text:s text:c="15"/></text:span><text:span text:style-name="T15">&lt;</text:span><text:span text:style-name="T16">ul</text:span> <text:span text:style-name="T19">class</text:span><text:span text:style-name="T6">=</text:span><text:span text:style-name="T20">"nav sidebar-nav"</text:span><text:span text:style-name="T15">&gt;</text:span></text:p>
      <text:p text:style-name="P14"><text:span text:style-name="T6"><text:tab/><text:tab/> <text:s text:c="19"/></text:span><text:span text:style-name="T15">&lt;</text:span><text:span text:style-name="T16">li</text:span> <text:span text:style-name="T19">class</text:span><text:span text:style-name="T6">=</text:span>"<text:span text:style-name="T17">{{</text:span><text:span text:style-name="T5"> </text:span><text:span text:style-name="T6">app</text:span><text:span text:style-name="T18">.</text:span><text:span text:style-name="T6">request</text:span><text:span text:style-name="T18">.</text:span><text:span text:style-name="T6">get</text:span><text:span text:style-name="T18">(</text:span><text:span text:style-name="T9">'_route'</text:span><text:span text:style-name="T18">)</text:span><text:span text:style-name="T5"> </text:span><text:span text:style-name="T18">==</text:span><text:span text:style-name="T5"> </text:span><text:span text:style-name="T9">'application_shop_admin_homepage'</text:span><text:span text:style-name="T5"> </text:span><text:span text:style-name="T18">?</text:span><text:span text:style-name="T5"> </text:span><text:span text:style-name="T9">'active'</text:span><text:span text:style-name="T5"> </text:span><text:span text:style-name="T18">:</text:span><text:span text:style-name="T5"> </text:span><text:span text:style-name="T9">''</text:span><text:span text:style-name="T5"> </text:span><text:span text:style-name="T17">}}</text:span>"<text:span text:style-name="T15">&gt;</text:span></text:p>
      <text:p text:style-name="P14"><text:span text:style-name="T6"><text:tab/><text:tab/> <text:s text:c="23"/></text:span><text:span text:style-name="T15">&lt;</text:span><text:span text:style-name="T16">a</text:span> <text:span text:style-name="T19">href</text:span><text:span text:style-name="T6">=</text:span>"<text:span text:style-name="T17">{{</text:span><text:span text:style-name="T5"> </text:span><text:span text:style-name="T6">path</text:span><text:span text:style-name="T18">(</text:span><text:span text:style-name="T9">'application_shop_admin_homepage'</text:span><text:span text:style-name="T18">)</text:span><text:span text:style-name="T5"> </text:span><text:span text:style-name="T17">}}</text:span>"<text:span text:style-name="T15">&gt;&lt;</text:span><text:span text:style-name="T16">i</text:span> <text:span text:style-name="T19">class</text:span><text:span text:style-name="T6">=</text:span><text:span text:style-name="T20">"fa fa-fw fa-dashboard"</text:span><text:span text:style-name="T15">&gt;&lt;/</text:span><text:span text:style-name="T16">i</text:span><text:span text:style-name="T15">&gt;</text:span><text:span text:style-name="T6"> Dashboard</text:span><text:span text:style-name="T15">&lt;/</text:span><text:span text:style-name="T16">a</text:span><text:span text:style-name="T15">&gt;</text:span></text:p>
      <text:p text:style-name="P14"><text:span text:style-name="T6"><text:tab/><text:tab/> <text:s text:c="19"/></text:span><text:span text:style-name="T15">&lt;/</text:span><text:span text:style-name="T16">li</text:span><text:span text:style-name="T15">&gt;</text:span></text:p>
      <text:p text:style-name="P12"><text:tab/><text:tab/> <text:s text:c="19"/>{%<text:span text:style-name="T22"> if </text:span>is_granted('ROLE_ADMIN')<text:span text:style-name="T22"> </text:span>%}</text:p>
      <text:p text:style-name="P12"><text:tab/><text:tab/> <text:s text:c="19"/>&lt;li&gt;</text:p>
      <text:p text:style-name="P12"><text:tab/><text:tab/> <text:s text:c="23"/>&lt;a href=<text:span text:style-name="T24">"#"</text:span>&gt;&lt;i class=<text:span text:style-name="T24">"fa fa-fw fa-file"</text:span>&gt;&lt;/i&gt; Users&lt;/a&gt;</text:p>
      <text:p text:style-name="P12"><text:tab/><text:tab/> <text:s text:c="19"/>&lt;/li&gt;</text:p>
      <text:p text:style-name="P13"><text:span text:style-name="T21"><text:tab/><text:tab/> <text:s text:c="19"/>{%</text:span><text:span text:style-name="T23"> endif </text:span><text:span text:style-name="T21">%}</text:span><text:span text:style-name="T14">…</text:span></text:p>
      <text:p text:style-name="P16">7. Przykład zabezpieczania widoczności strony</text:p>
      <text:p text:style-name="P16"/>
      <text:p text:style-name="P21">Uwaga na kolejność wpisywanych ścierzek!</text:p>
      <text:p text:style-name="P16"/>
      <text:p text:style-name="P17"><text:s text:c="4"/>access_control:</text:p>
      <text:p text:style-name="P12"><text:s text:c="8"/>- { path: ^/dashboard/category, roles: ROLE_ADMIN } #dostęp do "dashboard/category" tylko dla admin</text:p>
      <text:p text:style-name="P12"><text:s text:c="8"/>- { path: ^/dashboard, roles: ROLE_USER } #dostęp do "dashboard" dla wszystkich</text:p>
      <text:p text:style-name="P16"/>
      <text:p text:style-name="P18">Teraz logując się na stronę http://shop.localhost/app_dev.php/dashboard musimy podać </text:p>
      <text:p text:style-name="P18"/>
      <text:p text:style-name="P18">login: admin i hasło: adminpass</text:p>
      <text:p text:style-name="P18">lub</text:p>
      <text:p text:style-name="P18"><text:span text:style-name="T7">login: user i hasło: userpa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5M30S</meta:editing-duration>
    <meta:editing-cycles>24</meta:editing-cycles>
    <meta:generator>OpenOffice.org/3.3$Win32 OpenOffice.org_project/330m20$Build-9567</meta:generator>
    <dc:date>2016-02-25T15:01:31.03</dc:date>
    <dc:creator>szymon idczak</dc:creator>
    <meta:document-statistic meta:table-count="0" meta:image-count="0" meta:object-count="0" meta:page-count="5" meta:paragraph-count="190" meta:word-count="641" meta:character-count="8406"/>
    <meta:user-defined meta:name="Info 1"/>
    <meta:user-defined meta:name="Info 2"/>
    <meta:user-defined meta:name="Info 3"/>
    <meta:user-defined meta:name="Info 4"/>
  </office:meta>
</office:document-meta>
</file>